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Arial" fo:font-weight="normal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text-position="sub 58%" style:font-name="Arial" fo:font-weight="normal" style:font-weight-asian="normal" style:font-weight-complex="normal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0% 100%" style:font-name="Arial" fo:font-weight="normal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Information gain</text:span> is defined as the difference between the original information requirement and the new requirement. It tells us how much would be gained by branching on a attribute. </text:p>
      <text:p text:style-name="P8">Biased toward tests with many outcomes, prefers to select attributes having a large number of values. What if you have a attribute that is a unique identifier, result in a large number of partitions</text:p>
      <text:p text:style-name="P6"/>
      <text:p text:style-name="P6">Steps:</text:p>
      <text:p text:style-name="P6">First calculate the expected information needed to classify a tuple in D:</text:p>
      <text:p text:style-name="P7"><draw:frame draw:style-name="fr1" draw:name="Object1" text:anchor-type="as-char" svg:y="-0.891cm" svg:width="4.658cm" svg:height="1.692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9"><text:span text:style-name="T4">p</text:span><text:span text:style-name="T5">i</text:span><text:span text:style-name="T7"> is the probability of that a tuple D belongs to class C</text:span><text:span text:style-name="T5">j</text:span><text:span text:style-name="T7"> </text:span></text:p>
      <text:p text:style-name="P10"/>
      <text:p text:style-name="P6">for each attribute A:</text:p>
      <text:p text:style-name="P6">{</text:p>
      <text:p text:style-name="P6"><text:tab/>Calculate the expected information required to classify a tuple from D based on the <text:tab/>partitioning by A</text:p>
      <text:p text:style-name="P6"/>
      <text:p text:style-name="P7"><draw:frame draw:style-name="fr1" draw:name="Object2" text:anchor-type="as-char" svg:y="-0.713cm" svg:width="5.364cm" svg:height="1.139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7"/>
      <text:p text:style-name="P6"><text:tab/>Calculate the information gain for the attribute A:</text:p>
      <text:p text:style-name="P6"/>
      <text:p text:style-name="P7"><draw:frame draw:style-name="fr1" draw:name="Object3" text:anchor-type="as-char" svg:y="-0.377cm" svg:width="5.396cm" svg:height="0.53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"/>
      <text:p text:style-name="P6">}</text:p>
      <text:p text:style-name="P6">Then choose the attribute with the highest information gain to split on.</text:p>
      <text:p text:style-name="P6"/>
      <text:p text:style-name="P6"/>
      <text:p text:style-name="P4"/>
      <text:p text:style-name="P4"/>
      <text:p text:style-name="P4">Gain ratio <text:span text:style-name="T9">attempts to over come the bias with information gain on attributes having a large number of values. It does this by applying a form of normalization to info gain using a split information value:</text:span></text:p>
      <text:p text:style-name="P7"><draw:frame draw:style-name="fr1" draw:name="Object4" text:anchor-type="as-char" svg:y="-0.713cm" svg:width="6.648cm" svg:height="1.139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">SplitInfo considers the number of tuples having the outcome with respect to the total number of tuples in D.</text:p>
      <text:p text:style-name="P7"><draw:frame draw:style-name="fr1" draw:name="Object5" text:anchor-type="as-char" svg:y="-0.637cm" svg:width="5.145cm" svg:height="1.03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ini index <text:span text:style-name="T9">measures the impurity of a data partition or a set of training tuples. Gini index considers the binary split of each attribute. To determine the best binary split examine all subsets of A excluding the power and empty sets.</text:span></text:p>
      <text:p text:style-name="P6"/>
      <text:p text:style-name="P6">Steps for selection using Gini index:</text:p>
      <text:p text:style-name="P6"/>
      <text:p text:style-name="P6">First calculate the impurity of D:</text:p>
      <text:p text:style-name="P7"><draw:frame draw:style-name="fr1" draw:name="Object6" text:anchor-type="as-char" svg:y="-0.713cm" svg:width="3.552cm" svg:height="1.139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7"/>
      <text:p text:style-name="P6">For each attribute A</text:p>
      <text:p text:style-name="P6">{</text:p>
      <text:p text:style-name="P4"><text:span text:style-name="T9"><text:tab/>for all possible binary splits of A, A partions D into D</text:span><text:span text:style-name="T6">1</text:span><text:span text:style-name="T8"> and D</text:span><text:span text:style-name="T6">2</text:span><text:span text:style-name="T8"> </text:span></text:p>
      <text:p text:style-name="P6"><text:tab/>{</text:p>
      <text:p text:style-name="P6"><text:tab/><text:tab/>Calculate the gini index of that split:</text:p>
      <text:p text:style-name="P7"><draw:frame draw:style-name="fr1" draw:name="Object7" text:anchor-type="as-char" svg:y="-0.683cm" svg:width="7.287cm" svg:height="1.078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7"/>
      <text:p text:style-name="P6"><text:tab/>}</text:p>
      <text:p text:style-name="P6"><text:tab/>Choose the binary split with the lowest gini index.</text:p>
      <text:p text:style-name="P6"><text:tab/>Calculate the change in impurity for the lowest gini index:</text:p>
      <text:p text:style-name="P5"><text:span text:style-name="T9">(The symbol for “change in” is </text:span><text:span text:style-name="T2">delta(triangle))</text:span></text:p>
      <text:p text:style-name="P2"><draw:frame draw:style-name="fr1" draw:name="Object8" text:anchor-type="as-char" svg:y="-0.377cm" svg:width="5.786cm" svg:height="0.533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>}</text:p>
      <text:p text:style-name="P1"><text:span text:style-name="T1">Select the attribute that maximizes the reduction in impurity and split on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Information Gain</text:span><text:span text:style-name="T2">:</text:span></text:p>
      <text:p text:style-name="P1"/>
      <text:p text:style-name="P1"><draw:frame draw:style-name="fr1" draw:name="Object9" text:anchor-type="as-char" svg:y="-0.619cm" svg:width="11.102cm" svg:height="0.9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><draw:frame draw:style-name="fr1" draw:name="Object10" text:anchor-type="as-char" svg:y="-2.357cm" svg:width="10.502cm" svg:height="4.57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><draw:frame draw:style-name="fr1" draw:name="Object12" text:anchor-type="as-char" svg:y="-1.847cm" svg:width="12.261cm" svg:height="3.5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draw:frame draw:style-name="fr1" draw:name="Object14" text:anchor-type="as-char" svg:y="-1.847cm" svg:width="9.516cm" svg:height="3.56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1"><draw:frame draw:style-name="fr1" draw:name="Object11" text:anchor-type="as-char" svg:y="-1.847cm" svg:width="10.091cm" svg:height="3.56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/>
      <text:p text:style-name="P1">attribute ranks: tears &gt; asig &gt; specRx = 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Gain Ratio</text:p>
      <text:p text:style-name="P1"/>
      <text:p text:style-name="P4"><text:span text:style-name="T2"><draw:frame draw:style-name="fr1" draw:name="Object13" text:anchor-type="as-char" svg:y="-2.344cm" svg:width="5.544cm" svg:height="4.5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<draw:frame draw:style-name="fr1" draw:name="Object15" text:anchor-type="as-char" svg:y="-1.836cm" svg:width="6.249cm" svg:height="3.52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"/>
      <text:p text:style-name="P4"><text:span text:style-name="T2"><draw:frame draw:style-name="fr1" draw:name="Object16" text:anchor-type="as-char" svg:y="-1.836cm" svg:width="5.68cm" svg:height="3.52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<draw:frame draw:style-name="fr1" draw:name="Object17" text:anchor-type="as-char" svg:y="-1.836cm" svg:width="5.676cm" svg:height="3.52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">Attribute ranks: tears &gt; astig &gt; age &gt; specRx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Gini index</text:p>
      <text:p text:style-name="P1"><draw:frame draw:style-name="fr1" draw:name="Object18" text:anchor-type="as-char" svg:y="-0.681cm" svg:width="7.44cm" svg:height="1.05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>Subsets for age:</text:p>
      <text:p text:style-name="P1">{1,2} ,{2,3} ,{1,3} ,{1} ,{2} ,{3}</text:p>
      <text:p text:style-name="P1"><draw:frame draw:style-name="fr1" draw:name="Object19" text:anchor-type="as-char" svg:y="-2.447cm" svg:width="10.171cm" svg:height="4.805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draw:frame draw:style-name="fr1" draw:name="Object20" text:anchor-type="as-char" svg:y="-2.447cm" svg:width="10.215cm" svg:height="4.805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"><draw:frame draw:style-name="fr1" draw:name="Object21" text:anchor-type="as-char" svg:y="-2.447cm" svg:width="10.179cm" svg:height="4.805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"/>
      <text:p text:style-name="P1">Best binary split is {1,2} as it has the lowest Gini index.</text:p>
      <text:p text:style-name="P1"><draw:frame draw:style-name="fr1" draw:name="Object22" text:anchor-type="as-char" svg:y="-0.377cm" svg:width="6.548cm" svg:height="0.485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"/>
      <text:p text:style-name="P1">Repeat the process for all attributes and then select the highest delta gini index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oin murphy</meta:initial-creator>
    <meta:creation-date>2016-01-11T13:58:16.45</meta:creation-date>
    <meta:document-statistic meta:table-count="0" meta:image-count="0" meta:object-count="22" meta:page-count="5" meta:paragraph-count="56" meta:word-count="366" meta:character-count="2094"/>
    <dc:date>2016-01-11T14:01:38.12</dc:date>
    <dc:creator>eoin murphy</dc:creator>
    <meta:editing-duration>PT3M21S</meta:editing-duration>
    <meta:editing-cycles>1</meta:editing-cycles>
    <meta:generator>OpenOffice/4.1.1$Win32 OpenOffice.org_project/411m6$Build-9775</meta:generator>
  </office:meta>
</office:document-meta>
</file>

<file path=Object 1/content.xml><?xml version="1.0" encoding="utf-8"?>
<math xmlns="http://www.w3.org/1998/Math/MathML">
  <semantics>
    <mrow>
      <mi mathvariant="italic">Info</mi>
      <mrow>
        <mrow>
          <mo stretchy="false">(</mo>
          <mrow>
            <mi>D</mi>
          </mrow>
          <mo stretchy="false">)</mo>
        </mrow>
        <mo stretchy="false">=</mo>
        <mrow>
          <mo stretchy="false">−</mo>
          <mrow>
            <mfrac>
              <mn>4</mn>
              <mn>24</mn>
            </mfrac>
          </mrow>
        </mrow>
      </mrow>
      <msub>
        <mi>log</mi>
        <mn>2</mn>
      </msub>
      <mrow>
        <mrow>
          <mo stretchy="false">(</mo>
          <mrow>
            <mfrac>
              <mn>4</mn>
              <mn>24</mn>
            </mfrac>
          </mrow>
          <mo stretchy="false">)</mo>
        </mrow>
        <mo stretchy="false">−</mo>
        <mrow>
          <mfrac>
            <mn>5</mn>
            <mn>24</mn>
          </mfrac>
        </mrow>
      </mrow>
      <msub>
        <mi>log</mi>
        <mn>2</mn>
      </msub>
      <mrow>
        <mrow>
          <mo stretchy="false">(</mo>
          <mrow>
            <mfrac>
              <mn>5</mn>
              <mn>24</mn>
            </mfrac>
          </mrow>
          <mo stretchy="false">)</mo>
        </mrow>
        <mo stretchy="false">−</mo>
        <mrow>
          <mfrac>
            <mn>15</mn>
            <mn>24</mn>
          </mfrac>
        </mrow>
      </mrow>
      <msub>
        <mi>log</mi>
        <mn>2</mn>
      </msub>
      <mrow>
        <mrow>
          <mo stretchy="false">(</mo>
          <mrow>
            <mfrac>
              <mn>15</mn>
              <mn>24</mn>
            </mfrac>
          </mrow>
          <mo stretchy="false">)</mo>
        </mrow>
        <mo stretchy="false">=</mo>
        <mn>1.32</mn>
      </mrow>
      <mi mathvariant="italic">bits</mi>
    </mrow>
    <annotation encoding="StarMath 5.0">Info(D) = - {4 over 24} log_2(4 over 24)-{5 over 24} log_2(5 over 24) - {15 over 24} log_2(15 over 24) = 1.32 bits</annotation>
  </semantics>
</math>
</file>

<file path=Object 10/content.xml><?xml version="1.0" encoding="utf-8"?>
<math xmlns="http://www.w3.org/1998/Math/MathML">
  <semantics>
    <mrow>
      <mi mathvariant="italic">Gini</mi>
      <mrow>
        <mrow>
          <mrow>
            <mo stretchy="false">(</mo>
            <mrow>
              <mi>D</mi>
            </mrow>
            <mo stretchy="false">)</mo>
          </mrow>
          <mo stretchy="false">=</mo>
          <mrow>
            <mrow>
              <mrow>
                <mn>1</mn>
                <mo stretchy="false">−</mo>
                <mrow>
                  <msup>
                    <mrow>
                      <mo stretchy="false">(</mo>
                      <mrow>
                        <mfrac>
                          <mn>4</mn>
                          <mn>24</mn>
                        </mfrac>
                      </mrow>
                      <mo stretchy="false">)</mo>
                    </mrow>
                    <mn>2</mn>
                  </msup>
                </mrow>
              </mrow>
              <mo stretchy="false">−</mo>
              <mrow>
                <msup>
                  <mrow>
                    <mo stretchy="false">(</mo>
                    <mrow>
                      <mfrac>
                        <mn>5</mn>
                        <mn>24</mn>
                      </mfrac>
                    </mrow>
                    <mo stretchy="false">)</mo>
                  </mrow>
                  <mn>2</mn>
                </msup>
              </mrow>
            </mrow>
            <mo stretchy="false">−</mo>
            <mrow>
              <msup>
                <mrow>
                  <mo stretchy="false">(</mo>
                  <mrow>
                    <mfrac>
                      <mn>15</mn>
                      <mn>24</mn>
                    </mfrac>
                  </mrow>
                  <mo stretchy="false">)</mo>
                </mrow>
                <mn>2</mn>
              </msup>
            </mrow>
          </mrow>
        </mrow>
        <mo stretchy="false">=</mo>
        <mn>0.538</mn>
      </mrow>
    </mrow>
    <annotation encoding="StarMath 5.0">Gini(D) = 1 - {(4 over 24)^2} - {(5 over 24)^2} - {(15 over 24)^2} = 0.538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Gini</mi>
                <mi mathvariant="italic">age</mi>
              </msub>
              <mo stretchy="false">∈</mo>
              <msup>
                <mrow>
                  <mo stretchy="false">{</mo>
                  <mrow>
                    <mn>1,2</mn>
                  </mrow>
                  <mo stretchy="false">}</mo>
                </mrow>
                <mrow>
                  <mrow>
                    <mo stretchy="false">(</mo>
                    <mrow>
                      <mi>D</mi>
                    </mrow>
                    <mo stretchy="false">)</mo>
                  </mrow>
                </mrow>
              </msup>
            </mrow>
          </mrow>
        </mtd>
      </mtr>
      <mtr>
        <mtd>
          <mrow>
            <mrow>
              <mtext/>
              <mo stretchy="false">=</mo>
              <mfrac>
                <mn>16</mn>
                <mn>24</mn>
              </mfrac>
            </mrow>
            <mi mathvariant="italic">Gini</mi>
            <mrow>
              <mrow>
                <mo stretchy="false">(</mo>
                <mrow>
                  <mrow>
                    <mo stretchy="false">{</mo>
                    <mrow>
                      <mn>1,2</mn>
                    </mrow>
                    <mo stretchy="false">}</mo>
                  </mrow>
                </mrow>
                <mo stretchy="false">)</mo>
              </mrow>
              <mo stretchy="false">+</mo>
              <mrow>
                <mfrac>
                  <mn>8</mn>
                  <mn>24</mn>
                </mfrac>
              </mrow>
            </mrow>
            <mi mathvariant="italic">Gini</mi>
            <mrow>
              <mo stretchy="false">(</mo>
              <mrow>
                <mrow>
                  <mo stretchy="false">{</mo>
                  <mrow>
                    <mn>3</mn>
                  </mrow>
                  <mo stretchy="false">}</mo>
                </mrow>
              </mrow>
              <mo stretchy="false">)</mo>
            </mrow>
          </mrow>
        </mtd>
      </mtr>
      <mtr>
        <mtd>
          <mrow>
            <mrow>
              <mtext/>
              <mo stretchy="false">=</mo>
              <mfrac>
                <mn>16</mn>
                <mn>24</mn>
              </mfrac>
            </mrow>
            <mrow>
              <mrow>
                <mo stretchy="false">(</mo>
                <mrow>
                  <mrow>
                    <mrow>
                      <mrow>
                        <mn>1</mn>
                        <mo stretchy="false">−</mo>
                        <msup>
                          <mrow>
                            <mo stretchy="false">(</mo>
                            <mrow>
                              <mfrac>
                                <mn>3</mn>
                                <mn>16</mn>
                              </mfrac>
                            </mrow>
                            <mo stretchy="false">)</mo>
                          </mrow>
                          <mn>2</mn>
                        </msup>
                      </mrow>
                      <mo stretchy="false">−</mo>
                      <mrow>
                        <msup>
                          <mrow>
                            <mo stretchy="false">(</mo>
                            <mrow>
                              <mfrac>
                                <mn>4</mn>
                                <mn>16</mn>
                              </mfrac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−</mo>
                    <mrow>
                      <msup>
                        <mrow>
                          <mo stretchy="false">(</mo>
                          <mrow>
                            <mfrac>
                              <mn>9</mn>
                              <mn>16</mn>
                            </mfrac>
                          </mrow>
                          <mo stretchy="false">)</mo>
                        </mrow>
                        <mn>2</mn>
                      </msup>
                    </mrow>
                  </mrow>
                </mrow>
                <mo stretchy="false">)</mo>
              </mrow>
              <mo stretchy="false">+</mo>
              <mrow>
                <mfrac>
                  <mn>8</mn>
                  <mn>16</mn>
                </mfrac>
              </mrow>
            </mrow>
            <mrow>
              <mo stretchy="false">(</mo>
              <mrow>
                <mrow>
                  <mrow>
                    <mrow>
                      <mn>1</mn>
                      <mo stretchy="false">−</mo>
                      <msup>
                        <mrow>
                          <mo stretchy="false">(</mo>
                          <mrow>
                            <mfrac>
                              <mn>1</mn>
                              <mn>8</mn>
                            </mfrac>
                          </mrow>
                          <mo stretchy="false">)</mo>
                        </mrow>
                        <mn>2</mn>
                      </msup>
                    </mrow>
                    <mo stretchy="false">−</mo>
                    <mrow>
                      <msup>
                        <mrow>
                          <mo stretchy="false">(</mo>
                          <mrow>
                            <mfrac>
                              <mn>1</mn>
                              <mn>8</mn>
                            </mfrac>
                          </mrow>
                          <mo stretchy="false">)</mo>
                        </mrow>
                        <mn>2</mn>
                      </msup>
                    </mrow>
                  </mrow>
                  <mo stretchy="false">−</mo>
                  <mrow>
                    <msup>
                      <mrow>
                        <mo stretchy="false">(</mo>
                        <mrow>
                          <mfrac>
                            <mn>6</mn>
                            <mn>8</mn>
                          </mfrac>
                        </mrow>
                        <mo stretchy="false">)</mo>
                      </mrow>
                      <mn>2</mn>
                    </msup>
                  </mrow>
                </mrow>
              </mrow>
              <mo stretchy="false">)</mo>
            </mrow>
          </mrow>
        </mtd>
      </mtr>
      <mtr>
        <mtd>
          <mrow>
            <mrow>
              <mtext/>
              <mo stretchy="false">=</mo>
              <mrow>
                <mfrac>
                  <mn>16</mn>
                  <mn>24</mn>
                </mfrac>
              </mrow>
            </mrow>
            <mrow>
              <mn>0.585</mn>
              <mo stretchy="false">+</mo>
              <mrow>
                <mfrac>
                  <mn>8</mn>
                  <mn>16</mn>
                </mfrac>
              </mrow>
            </mrow>
            <mn>0.406</mn>
          </mrow>
        </mtd>
      </mtr>
      <mtr>
        <mtd>
          <mrow>
            <mrow>
              <mtext/>
              <mo stretchy="false">=</mo>
              <mn>1.296</mn>
            </mrow>
          </mrow>
        </mtd>
      </mtr>
      <mtr>
        <mtd>
          <mrow>
            <mrow>
              <mrow>
                <mtext/>
                <mo stretchy="false">=</mo>
                <msub>
                  <mi mathvariant="italic">Gini</mi>
                  <mi mathvariant="italic">age</mi>
                </msub>
              </mrow>
              <mo stretchy="false">∈</mo>
              <msup>
                <mrow>
                  <mo stretchy="false">{</mo>
                  <mrow>
                    <mn>3</mn>
                  </mrow>
                  <mo stretchy="false">}</mo>
                </mrow>
                <mrow>
                  <mo stretchy="false">(</mo>
                  <mrow>
                    <mi>D</mi>
                  </mrow>
                  <mo stretchy="false">)</mo>
                </mrow>
              </msup>
            </mrow>
          </mrow>
        </mtd>
      </mtr>
    </mtable>
    <annotation encoding="StarMath 5.0">Gini_age in lbrace 1,2 rbrace ^{(D)}
newline
"" = 16 over 24 Gini(lbrace 1,2 rbrace) + {8 over 24}Gini(lbrace 3 rbrace) newline
"" = 16 over 24 (1 - (3 over 16)^2 - {(4 over 16)^2} -{(9 over 16)^2} ) + {8 over 16}(1 - (1 over 8)^2 - {(1 over 8)^2} - {(6 over 8)^2}) 
newline
"" = {16 over 24} 0.585+{8 over 16} 0.406 newline
"" = 1.296 newline
"" = Gini_age in lbrace 3 rbrace^(D)
</annotation>
  </semantics>
</math>
</file>

<file path=Object 12/content.xml><?xml version="1.0" encoding="utf-8"?>
<math xmlns="http://www.w3.org/1998/Math/MathML">
  <semantics>
    <mtable>
      <mtr>
        <mtd>
          <mrow>
            <mrow>
              <msub>
                <mi mathvariant="italic">Gini</mi>
                <mi mathvariant="italic">age</mi>
              </msub>
              <mo stretchy="false">∈</mo>
              <msup>
                <mrow>
                  <mo stretchy="false">{</mo>
                  <mrow>
                    <mn>2,3</mn>
                  </mrow>
                  <mo stretchy="false">}</mo>
                </mrow>
                <mrow>
                  <mrow>
                    <mo stretchy="false">(</mo>
                    <mrow>
                      <mi>D</mi>
                    </mrow>
                    <mo stretchy="false">)</mo>
                  </mrow>
                </mrow>
              </msup>
            </mrow>
          </mrow>
        </mtd>
      </mtr>
      <mtr>
        <mtd>
          <mrow>
            <mrow>
              <mtext/>
              <mo stretchy="false">=</mo>
              <mfrac>
                <mn>16</mn>
                <mn>24</mn>
              </mfrac>
            </mrow>
            <mi mathvariant="italic">Gini</mi>
            <mrow>
              <mrow>
                <mo stretchy="false">(</mo>
                <mrow>
                  <mrow>
                    <mo stretchy="false">{</mo>
                    <mrow>
                      <mn>2,3</mn>
                    </mrow>
                    <mo stretchy="false">}</mo>
                  </mrow>
                </mrow>
                <mo stretchy="false">)</mo>
              </mrow>
              <mo stretchy="false">+</mo>
              <mrow>
                <mfrac>
                  <mn>8</mn>
                  <mn>24</mn>
                </mfrac>
              </mrow>
            </mrow>
            <mi mathvariant="italic">Gini</mi>
            <mrow>
              <mo stretchy="false">(</mo>
              <mrow>
                <mrow>
                  <mo stretchy="false">{</mo>
                  <mrow>
                    <mn>1</mn>
                  </mrow>
                  <mo stretchy="false">}</mo>
                </mrow>
              </mrow>
              <mo stretchy="false">)</mo>
            </mrow>
          </mrow>
        </mtd>
      </mtr>
      <mtr>
        <mtd>
          <mrow>
            <mrow>
              <mtext/>
              <mo stretchy="false">=</mo>
              <mfrac>
                <mn>16</mn>
                <mn>24</mn>
              </mfrac>
            </mrow>
            <mrow>
              <mrow>
                <mo stretchy="false">(</mo>
                <mrow>
                  <mrow>
                    <mrow>
                      <mrow>
                        <mn>1</mn>
                        <mo stretchy="false">−</mo>
                        <msup>
                          <mrow>
                            <mo stretchy="false">(</mo>
                            <mrow>
                              <mfrac>
                                <mn>2</mn>
                                <mn>16</mn>
                              </mfrac>
                            </mrow>
                            <mo stretchy="false">)</mo>
                          </mrow>
                          <mn>2</mn>
                        </msup>
                      </mrow>
                      <mo stretchy="false">−</mo>
                      <mrow>
                        <msup>
                          <mrow>
                            <mo stretchy="false">(</mo>
                            <mrow>
                              <mfrac>
                                <mn>3</mn>
                                <mn>16</mn>
                              </mfrac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−</mo>
                    <mrow>
                      <msup>
                        <mrow>
                          <mo stretchy="false">(</mo>
                          <mrow>
                            <mfrac>
                              <mn>11</mn>
                              <mn>16</mn>
                            </mfrac>
                          </mrow>
                          <mo stretchy="false">)</mo>
                        </mrow>
                        <mn>2</mn>
                      </msup>
                    </mrow>
                  </mrow>
                </mrow>
                <mo stretchy="false">)</mo>
              </mrow>
              <mo stretchy="false">+</mo>
              <mrow>
                <mfrac>
                  <mn>8</mn>
                  <mn>16</mn>
                </mfrac>
              </mrow>
            </mrow>
            <mrow>
              <mo stretchy="false">(</mo>
              <mrow>
                <mrow>
                  <mrow>
                    <mrow>
                      <mn>1</mn>
                      <mo stretchy="false">−</mo>
                      <msup>
                        <mrow>
                          <mo stretchy="false">(</mo>
                          <mrow>
                            <mfrac>
                              <mn>2</mn>
                              <mn>8</mn>
                            </mfrac>
                          </mrow>
                          <mo stretchy="false">)</mo>
                        </mrow>
                        <mn>2</mn>
                      </msup>
                    </mrow>
                    <mo stretchy="false">−</mo>
                    <mrow>
                      <msup>
                        <mrow>
                          <mo stretchy="false">(</mo>
                          <mrow>
                            <mfrac>
                              <mn>2</mn>
                              <mn>8</mn>
                            </mfrac>
                          </mrow>
                          <mo stretchy="false">)</mo>
                        </mrow>
                        <mn>2</mn>
                      </msup>
                    </mrow>
                  </mrow>
                  <mo stretchy="false">−</mo>
                  <mrow>
                    <msup>
                      <mrow>
                        <mo stretchy="false">(</mo>
                        <mrow>
                          <mfrac>
                            <mn>4</mn>
                            <mn>8</mn>
                          </mfrac>
                        </mrow>
                        <mo stretchy="false">)</mo>
                      </mrow>
                      <mn>2</mn>
                    </msup>
                  </mrow>
                </mrow>
              </mrow>
              <mo stretchy="false">)</mo>
            </mrow>
          </mrow>
        </mtd>
      </mtr>
      <mtr>
        <mtd>
          <mrow>
            <mrow>
              <mtext/>
              <mo stretchy="false">=</mo>
              <mrow>
                <mfrac>
                  <mn>16</mn>
                  <mn>24</mn>
                </mfrac>
              </mrow>
            </mrow>
            <mrow>
              <mn>0.476</mn>
              <mo stretchy="false">+</mo>
              <mrow>
                <mfrac>
                  <mn>8</mn>
                  <mn>16</mn>
                </mfrac>
              </mrow>
            </mrow>
            <mn>0.625</mn>
          </mrow>
        </mtd>
      </mtr>
      <mtr>
        <mtd>
          <mrow>
            <mrow>
              <mtext/>
              <mo stretchy="false">=</mo>
              <mn>1.442</mn>
            </mrow>
          </mrow>
        </mtd>
      </mtr>
      <mtr>
        <mtd>
          <mrow>
            <mrow>
              <mrow>
                <mtext/>
                <mo stretchy="false">=</mo>
                <msub>
                  <mi mathvariant="italic">Gini</mi>
                  <mi mathvariant="italic">age</mi>
                </msub>
              </mrow>
              <mo stretchy="false">∈</mo>
              <msup>
                <mrow>
                  <mo stretchy="false">{</mo>
                  <mrow>
                    <mn>1</mn>
                  </mrow>
                  <mo stretchy="false">}</mo>
                </mrow>
                <mrow>
                  <mo stretchy="false">(</mo>
                  <mrow>
                    <mi>D</mi>
                  </mrow>
                  <mo stretchy="false">)</mo>
                </mrow>
              </msup>
            </mrow>
          </mrow>
        </mtd>
      </mtr>
    </mtable>
    <annotation encoding="StarMath 5.0">Gini_age in lbrace 2,3 rbrace ^{(D)}
newline
"" = 16 over 24 Gini(lbrace 2,3 rbrace) + {8 over 24}Gini(lbrace 1 rbrace) newline
"" = 16 over 24 (1 - (2 over 16)^2 - {(3 over 16)^2} -{(11 over 16)^2} ) + {8 over 16}(1 - (2 over 8)^2 - {(2 over 8)^2} - {(4 over 8)^2}) 
newline
"" = {16 over 24} 0.476+{8 over 16} 0.625 newline
"" = 1.442 newline
"" = Gini_age in lbrace 1 rbrace^(D)
</annotation>
  </semantics>
</math>
</file>

<file path=Object 13/content.xml><?xml version="1.0" encoding="utf-8"?>
<math xmlns="http://www.w3.org/1998/Math/MathML">
  <semantics>
    <mtable>
      <mtr>
        <mtd>
          <mrow>
            <mrow>
              <msub>
                <mi mathvariant="italic">Gini</mi>
                <mi mathvariant="italic">age</mi>
              </msub>
              <mo stretchy="false">∈</mo>
              <msup>
                <mrow>
                  <mo stretchy="false">{</mo>
                  <mrow>
                    <mn>1,3</mn>
                  </mrow>
                  <mo stretchy="false">}</mo>
                </mrow>
                <mrow>
                  <mrow>
                    <mo stretchy="false">(</mo>
                    <mrow>
                      <mi>D</mi>
                    </mrow>
                    <mo stretchy="false">)</mo>
                  </mrow>
                </mrow>
              </msup>
            </mrow>
          </mrow>
        </mtd>
      </mtr>
      <mtr>
        <mtd>
          <mrow>
            <mrow>
              <mtext/>
              <mo stretchy="false">=</mo>
              <mfrac>
                <mn>16</mn>
                <mn>24</mn>
              </mfrac>
            </mrow>
            <mi mathvariant="italic">Gini</mi>
            <mrow>
              <mrow>
                <mo stretchy="false">(</mo>
                <mrow>
                  <mrow>
                    <mo stretchy="false">{</mo>
                    <mrow>
                      <mn>1,3</mn>
                    </mrow>
                    <mo stretchy="false">}</mo>
                  </mrow>
                </mrow>
                <mo stretchy="false">)</mo>
              </mrow>
              <mo stretchy="false">+</mo>
              <mrow>
                <mfrac>
                  <mn>8</mn>
                  <mn>24</mn>
                </mfrac>
              </mrow>
            </mrow>
            <mi mathvariant="italic">Gini</mi>
            <mrow>
              <mo stretchy="false">(</mo>
              <mrow>
                <mrow>
                  <mo stretchy="false">{</mo>
                  <mrow>
                    <mn>2</mn>
                  </mrow>
                  <mo stretchy="false">}</mo>
                </mrow>
              </mrow>
              <mo stretchy="false">)</mo>
            </mrow>
          </mrow>
        </mtd>
      </mtr>
      <mtr>
        <mtd>
          <mrow>
            <mrow>
              <mtext/>
              <mo stretchy="false">=</mo>
              <mfrac>
                <mn>16</mn>
                <mn>24</mn>
              </mfrac>
            </mrow>
            <mrow>
              <mrow>
                <mo stretchy="false">(</mo>
                <mrow>
                  <mrow>
                    <mrow>
                      <mrow>
                        <mn>1</mn>
                        <mo stretchy="false">−</mo>
                        <msup>
                          <mrow>
                            <mo stretchy="false">(</mo>
                            <mrow>
                              <mfrac>
                                <mn>3</mn>
                                <mn>16</mn>
                              </mfrac>
                            </mrow>
                            <mo stretchy="false">)</mo>
                          </mrow>
                          <mn>2</mn>
                        </msup>
                      </mrow>
                      <mo stretchy="false">−</mo>
                      <mrow>
                        <msup>
                          <mrow>
                            <mo stretchy="false">(</mo>
                            <mrow>
                              <mfrac>
                                <mn>3</mn>
                                <mn>16</mn>
                              </mfrac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−</mo>
                    <mrow>
                      <msup>
                        <mrow>
                          <mo stretchy="false">(</mo>
                          <mrow>
                            <mfrac>
                              <mn>10</mn>
                              <mn>16</mn>
                            </mfrac>
                          </mrow>
                          <mo stretchy="false">)</mo>
                        </mrow>
                        <mn>2</mn>
                      </msup>
                    </mrow>
                  </mrow>
                </mrow>
                <mo stretchy="false">)</mo>
              </mrow>
              <mo stretchy="false">+</mo>
              <mrow>
                <mfrac>
                  <mn>8</mn>
                  <mn>16</mn>
                </mfrac>
              </mrow>
            </mrow>
            <mrow>
              <mo stretchy="false">(</mo>
              <mrow>
                <mrow>
                  <mrow>
                    <mrow>
                      <mn>1</mn>
                      <mo stretchy="false">−</mo>
                      <msup>
                        <mrow>
                          <mo stretchy="false">(</mo>
                          <mrow>
                            <mfrac>
                              <mn>1</mn>
                              <mn>8</mn>
                            </mfrac>
                          </mrow>
                          <mo stretchy="false">)</mo>
                        </mrow>
                        <mn>2</mn>
                      </msup>
                    </mrow>
                    <mo stretchy="false">−</mo>
                    <mrow>
                      <msup>
                        <mrow>
                          <mo stretchy="false">(</mo>
                          <mrow>
                            <mfrac>
                              <mn>2</mn>
                              <mn>8</mn>
                            </mfrac>
                          </mrow>
                          <mo stretchy="false">)</mo>
                        </mrow>
                        <mn>2</mn>
                      </msup>
                    </mrow>
                  </mrow>
                  <mo stretchy="false">−</mo>
                  <mrow>
                    <msup>
                      <mrow>
                        <mo stretchy="false">(</mo>
                        <mrow>
                          <mfrac>
                            <mn>5</mn>
                            <mn>8</mn>
                          </mfrac>
                        </mrow>
                        <mo stretchy="false">)</mo>
                      </mrow>
                      <mn>2</mn>
                    </msup>
                  </mrow>
                </mrow>
              </mrow>
              <mo stretchy="false">)</mo>
            </mrow>
          </mrow>
        </mtd>
      </mtr>
      <mtr>
        <mtd>
          <mrow>
            <mrow>
              <mtext/>
              <mo stretchy="false">=</mo>
              <mrow>
                <mfrac>
                  <mn>16</mn>
                  <mn>24</mn>
                </mfrac>
              </mrow>
            </mrow>
            <mrow>
              <mn>0.539</mn>
              <mo stretchy="false">+</mo>
              <mrow>
                <mfrac>
                  <mn>8</mn>
                  <mn>16</mn>
                </mfrac>
              </mrow>
            </mrow>
            <mn>0.531</mn>
          </mrow>
        </mtd>
      </mtr>
      <mtr>
        <mtd>
          <mrow>
            <mrow>
              <mtext/>
              <mo stretchy="false">=</mo>
              <mn>1.385</mn>
            </mrow>
          </mrow>
        </mtd>
      </mtr>
      <mtr>
        <mtd>
          <mrow>
            <mrow>
              <mrow>
                <mtext/>
                <mo stretchy="false">=</mo>
                <msub>
                  <mi mathvariant="italic">Gini</mi>
                  <mi mathvariant="italic">age</mi>
                </msub>
              </mrow>
              <mo stretchy="false">∈</mo>
              <msup>
                <mrow>
                  <mo stretchy="false">{</mo>
                  <mrow>
                    <mn>2</mn>
                  </mrow>
                  <mo stretchy="false">}</mo>
                </mrow>
                <mrow>
                  <mo stretchy="false">(</mo>
                  <mrow>
                    <mi>D</mi>
                  </mrow>
                  <mo stretchy="false">)</mo>
                </mrow>
              </msup>
            </mrow>
          </mrow>
        </mtd>
      </mtr>
    </mtable>
    <annotation encoding="StarMath 5.0">Gini_age in lbrace 1,3 rbrace ^{(D)}
newline
"" = 16 over 24 Gini(lbrace 1,3 rbrace) + {8 over 24}Gini(lbrace 2 rbrace) newline
"" = 16 over 24 (1 - (3 over 16)^2 - {(3 over 16)^2} -{(10 over 16)^2} ) + {8 over 16}(1 - (1 over 8)^2 - {(2 over 8)^2} - {(5 over 8)^2}) 
newline
"" = {16 over 24} 0.539+{8 over 16} 0.531 newline
"" = 1.385 newline
"" = Gini_age in lbrace 2 rbrace^(D)
</annotation>
  </semantics>
</math>
</file>

<file path=Object 14/content.xml><?xml version="1.0" encoding="utf-8"?>
<math xmlns="http://www.w3.org/1998/Math/MathML">
  <semantics>
    <mrow>
      <mo stretchy="false">Δ</mo>
      <mi mathvariant="italic">Gini</mi>
      <mrow>
        <mrow>
          <mrow>
            <mo stretchy="false">(</mo>
            <mrow>
              <mi mathvariant="italic">age</mi>
            </mrow>
            <mo stretchy="false">)</mo>
          </mrow>
          <mo stretchy="false">=</mo>
          <mrow>
            <mn>0.538</mn>
            <mo stretchy="false">−</mo>
            <mn>1.296</mn>
          </mrow>
        </mrow>
        <mo stretchy="false">=</mo>
        <mrow>
          <mo stretchy="false">−</mo>
          <mn>0.758</mn>
        </mrow>
      </mrow>
    </mrow>
    <annotation encoding="StarMath 5.0">%DELTA Gini(age) = 0.538 - 1.296 = -0.758</annotation>
  </semantics>
</math>
</file>

<file path=Object 15/content.xml><?xml version="1.0" encoding="utf-8"?>
<math xmlns="http://www.w3.org/1998/Math/MathML">
  <semantics>
    <mtable>
      <mtr>
        <mtd>
          <mrow>
            <mi mathvariant="italic">Info</mi>
            <mrow>
              <mrow>
                <mo stretchy="false">(</mo>
                <mrow>
                  <mi>D</mi>
                </mrow>
                <mo stretchy="false">)</mo>
              </mrow>
              <mo stretchy="false">=</mo>
              <mrow>
                <mo stretchy="false">−</mo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sub>
                    <mi>p</mi>
                    <mrow>
                      <mi>i</mi>
                    </mrow>
                  </msub>
                </mrow>
              </mrow>
            </mrow>
            <msub>
              <mi>log</mi>
              <mrow>
                <mn>2</mn>
              </mrow>
            </msub>
            <mrow>
              <mo stretchy="false">(</mo>
              <mrow>
                <msub>
                  <mi>p</mi>
                  <mrow>
                    <mi>i</mi>
                  </mrow>
                </msub>
              </mrow>
              <mo stretchy="false">)</mo>
            </mrow>
          </mrow>
        </mtd>
      </mtr>
      <mtr>
        <mtd>
          <mrow>
            <mrow>
              <msub>
                <mi>p</mi>
                <mrow>
                  <mi>i</mi>
                </mrow>
              </msub>
              <mo stretchy="false">=</mo>
              <mrow>
                <mrow>
                  <mo stretchy="false">∣</mo>
                  <mrow>
                    <msub>
                      <mi>C</mi>
                      <mrow>
                        <mi>i</mi>
                        <mi>,</mi>
                        <mi>D</mi>
                      </mrow>
                    </msub>
                  </mrow>
                  <mo stretchy="false">∣</mo>
                </mrow>
                <mo stretchy="false">/</mo>
                <mrow>
                  <mo stretchy="false">∣</mo>
                  <mrow>
                    <mi>D</mi>
                  </mrow>
                  <mo stretchy="false">∣</mo>
                </mrow>
              </mrow>
            </mrow>
          </mrow>
        </mtd>
      </mtr>
    </mtable>
    <annotation encoding="StarMath 5.0">Info(D) = - sum from{i=1} to {m} p_{i} log_{2}(p_{i}) 
newline
p_{i} = lline C_{i,D} rline / lline D rline </annotation>
  </semantics>
</math>
</file>

<file path=Object 16/content.xml><?xml version="1.0" encoding="utf-8"?>
<math xmlns="http://www.w3.org/1998/Math/MathML">
  <semantics>
    <mrow>
      <msub>
        <mi mathvariant="italic">Info</mi>
        <mrow>
          <mi>A</mi>
        </mrow>
      </msub>
      <mrow>
        <mrow>
          <mo stretchy="false">(</mo>
          <mrow>
            <mi>D</mi>
          </mrow>
          <mo stretchy="false">)</mo>
        </mrow>
        <mo stretchy="false">=</mo>
        <mrow>
          <mrow>
            <munderover>
              <mo stretchy="false">∑</mo>
              <mrow>
                <mrow>
                  <mi>j</mi>
                  <mo stretchy="false">=</mo>
                  <mn>1</mn>
                </mrow>
              </mrow>
              <mrow>
                <mi>v</mi>
              </mrow>
            </munderover>
            <mrow>
              <mfrac>
                <mrow>
                  <mrow>
                    <mo stretchy="false">∣</mo>
                    <mrow>
                      <msub>
                        <mi>D</mi>
                        <mrow>
                          <mi>j</mi>
                        </mrow>
                      </msub>
                    </mrow>
                    <mo stretchy="false">∣</mo>
                  </mrow>
                </mrow>
                <mrow>
                  <mrow>
                    <mo stretchy="false">∣</mo>
                    <mrow>
                      <mi>D</mi>
                    </mrow>
                    <mo stretchy="false">∣</mo>
                  </mrow>
                </mrow>
              </mfrac>
            </mrow>
          </mrow>
          <mo stretchy="false">×</mo>
          <mi mathvariant="italic">Info</mi>
        </mrow>
      </mrow>
      <mrow>
        <mo stretchy="false">(</mo>
        <mrow>
          <msub>
            <mi>D</mi>
            <mrow>
              <mi>j</mi>
            </mrow>
          </msub>
        </mrow>
        <mo stretchy="false">)</mo>
      </mrow>
    </mrow>
    <annotation encoding="StarMath 5.0">Info_{A}(D) = sum from{j=1} to {v} {{lline D_{j} rline} over {lline D rline}} times Info(D_{j})  </annotation>
  </semantics>
</math>
</file>

<file path=Object 17/content.xml><?xml version="1.0" encoding="utf-8"?>
<math xmlns="http://www.w3.org/1998/Math/MathML">
  <semantics>
    <mrow>
      <mi mathvariant="italic">Gain</mi>
      <mrow>
        <mrow>
          <mo stretchy="false">(</mo>
          <mrow>
            <mi>A</mi>
          </mrow>
          <mo stretchy="false">)</mo>
        </mrow>
        <mo stretchy="false">=</mo>
        <mi mathvariant="italic">Info</mi>
      </mrow>
      <mrow>
        <mrow>
          <mo stretchy="false">(</mo>
          <mrow>
            <mi>D</mi>
          </mrow>
          <mo stretchy="false">)</mo>
        </mrow>
        <mo stretchy="false">−</mo>
        <msub>
          <mi mathvariant="italic">Info</mi>
          <mrow>
            <mi>A</mi>
          </mrow>
        </msub>
      </mrow>
      <mrow>
        <mo stretchy="false">(</mo>
        <mrow>
          <mi>D</mi>
        </mrow>
        <mo stretchy="false">)</mo>
      </mrow>
    </mrow>
    <annotation encoding="StarMath 5.0">Gain(A) = Info(D) - Info_{A}(D)</annotation>
  </semantics>
</math>
</file>

<file path=Object 18/content.xml><?xml version="1.0" encoding="utf-8"?>
<math xmlns="http://www.w3.org/1998/Math/MathML">
  <semantics>
    <mrow>
      <msub>
        <mi mathvariant="italic">SplitInfo</mi>
        <mrow>
          <mi>A</mi>
        </mrow>
      </msub>
      <mrow>
        <mrow>
          <mo stretchy="false">(</mo>
          <mrow>
            <mi>D</mi>
          </mrow>
          <mo stretchy="false">)</mo>
        </mrow>
        <mo stretchy="false">=</mo>
        <mrow>
          <mrow>
            <mo stretchy="false">−</mo>
            <mrow>
              <munderover>
                <mo stretchy="false">∑</mo>
                <mrow>
                  <mi>j</mi>
                  <mo stretchy="false">=</mo>
                  <mn>1</mn>
                </mrow>
                <mi>v</mi>
              </munderover>
              <mrow>
                <mfrac>
                  <mrow>
                    <mo stretchy="false">∣</mo>
                    <mrow>
                      <msub>
                        <mi>D</mi>
                        <mrow>
                          <mi>j</mi>
                        </mrow>
                      </msub>
                    </mrow>
                    <mo stretchy="false">∣</mo>
                  </mrow>
                  <mrow>
                    <mo stretchy="false">∣</mo>
                    <mrow>
                      <mi>D</mi>
                    </mrow>
                    <mo stretchy="false">∣</mo>
                  </mrow>
                </mfrac>
              </mrow>
            </mrow>
          </mrow>
          <mo stretchy="false">×</mo>
          <msub>
            <mi>log</mi>
            <mn>2</mn>
          </msub>
        </mrow>
      </mrow>
      <mrow>
        <mo stretchy="false">(</mo>
        <mrow>
          <mrow>
            <mfrac>
              <mrow>
                <mo stretchy="false">∣</mo>
                <mrow>
                  <msub>
                    <mi>D</mi>
                    <mi>j</mi>
                  </msub>
                </mrow>
                <mo stretchy="false">∣</mo>
              </mrow>
              <mrow>
                <mo stretchy="false">∣</mo>
                <mrow>
                  <mi>D</mi>
                </mrow>
                <mo stretchy="false">∣</mo>
              </mrow>
            </mfrac>
          </mrow>
        </mrow>
        <mo stretchy="false">)</mo>
      </mrow>
    </mrow>
    <annotation encoding="StarMath 5.0">SplitInfo_{A}(D) = - sum from j=1 to v {lline D_{j} rline over lline D rline} times log_2({lline D_j rline over lline D rline}) </annotation>
  </semantics>
</math>
</file>

<file path=Object 19/content.xml><?xml version="1.0" encoding="utf-8"?>
<math xmlns="http://www.w3.org/1998/Math/MathML">
  <semantics>
    <mrow>
      <mi mathvariant="italic">GainRatio</mi>
      <mrow>
        <mrow>
          <mo stretchy="false">(</mo>
          <mrow>
            <mi>A</mi>
          </mrow>
          <mo stretchy="false">)</mo>
        </mrow>
        <mo stretchy="false">=</mo>
        <mfrac>
          <mrow>
            <mi mathvariant="italic">Gain</mi>
            <mrow>
              <mo stretchy="false">(</mo>
              <mrow>
                <mi>A</mi>
              </mrow>
              <mo stretchy="false">)</mo>
            </mrow>
          </mrow>
          <mrow>
            <mi mathvariant="italic">SplitInfo</mi>
            <mrow>
              <mo stretchy="false">(</mo>
              <mrow>
                <mi>A</mi>
              </mrow>
              <mo stretchy="false">)</mo>
            </mrow>
          </mrow>
        </mfrac>
      </mrow>
    </mrow>
    <annotation encoding="StarMath 5.0">GainRatio(A) = {Gain(A)}over{SplitInfo(A)} </annotation>
  </semantics>
</math>
</file>

<file path=Object 2/content.xml><?xml version="1.0" encoding="utf-8"?>
<math xmlns="http://www.w3.org/1998/Math/MathML">
  <semantics>
    <mtable>
      <mtr>
        <mtd>
          <mrow>
            <msub>
              <mi mathvariant="italic">Info</mi>
              <mi mathvariant="italic">age</mi>
            </msub>
            <mrow>
              <mrow>
                <mrow>
                  <mo stretchy="false">(</mo>
                  <mrow>
                    <mi>D</mi>
                  </mrow>
                  <mo stretchy="false">)</mo>
                </mrow>
                <mo stretchy="false">=</mo>
                <mrow>
                  <mfrac>
                    <mn>8</mn>
                    <mn>24</mn>
                  </mfrac>
                  <mo stretchy="false">×</mo>
                  <mrow>
                    <mo stretchy="false">(</mo>
                    <mrow>
                      <mrow>
                        <mo stretchy="false">−</mo>
                        <mrow>
                          <mfrac>
                            <mn>2</mn>
                            <mn>8</mn>
                          </mfrac>
                        </mrow>
                      </mrow>
                      <msub>
                        <mi>log</mi>
                        <mn>2</mn>
                      </msub>
                      <mrow>
                        <mrow>
                          <mo stretchy="false">(</mo>
                          <mrow>
                            <mfrac>
                              <mn>2</mn>
                              <mn>8</mn>
                            </mfrac>
                          </mrow>
                          <mo stretchy="false">)</mo>
                        </mrow>
                        <mo stretchy="false">−</mo>
                        <mrow>
                          <mfrac>
                            <mn>2</mn>
                            <mn>8</mn>
                          </mfrac>
                        </mrow>
                      </mrow>
                      <msub>
                        <mi>log</mi>
                        <mn>2</mn>
                      </msub>
                      <mrow>
                        <mrow>
                          <mo stretchy="false">(</mo>
                          <mrow>
                            <mfrac>
                              <mn>2</mn>
                              <mn>8</mn>
                            </mfrac>
                          </mrow>
                          <mo stretchy="false">)</mo>
                        </mrow>
                        <mo stretchy="false">−</mo>
                        <mrow>
                          <mfrac>
                            <mn>4</mn>
                            <mn>8</mn>
                          </mfrac>
                        </mrow>
                      </mrow>
                      <msub>
                        <mi>log</mi>
                        <mn>2</mn>
                      </msub>
                      <mrow>
                        <mo stretchy="false">(</mo>
                        <mrow>
                          <mfrac>
                            <mn>4</mn>
                            <mn>8</mn>
                          </mfrac>
                        </mrow>
                        <mo stretchy="false">)</mo>
                      </mrow>
                    </mrow>
                    <mo stretchy="false">)</mo>
                  </mrow>
                </mrow>
              </mrow>
              <mo stretchy="false">=</mo>
              <mn>0.5</mn>
            </mrow>
          </mrow>
        </mtd>
      </mtr>
      <mtr>
        <mtd>
          <mrow>
            <mrow>
              <mrow>
                <mrow>
                  <mo stretchy="false">+</mo>
                  <mrow>
                    <mfrac>
                      <mn>8</mn>
                      <mn>24</mn>
                    </mfrac>
                  </mrow>
                </mrow>
                <mo stretchy="false">×</mo>
                <mrow>
                  <mo stretchy="false">(</mo>
                  <mrow>
                    <mrow>
                      <mo stretchy="false">−</mo>
                      <mrow>
                        <mfrac>
                          <mn>1</mn>
                          <mn>8</mn>
                        </mfrac>
                      </mrow>
                    </mrow>
                    <msub>
                      <mi>log</mi>
                      <mn>2</mn>
                    </msub>
                    <mrow>
                      <mrow>
                        <mo stretchy="false">(</mo>
                        <mrow>
                          <mfrac>
                            <mn>1</mn>
                            <mn>8</mn>
                          </mfrac>
                        </mrow>
                        <mo stretchy="false">)</mo>
                      </mrow>
                      <mo stretchy="false">−</mo>
                      <mrow>
                        <mfrac>
                          <mn>2</mn>
                          <mn>8</mn>
                        </mfrac>
                      </mrow>
                    </mrow>
                    <msub>
                      <mi>log</mi>
                      <mn>2</mn>
                    </msub>
                    <mrow>
                      <mrow>
                        <mo stretchy="false">(</mo>
                        <mrow>
                          <mfrac>
                            <mn>2</mn>
                            <mn>8</mn>
                          </mfrac>
                        </mrow>
                        <mo stretchy="false">)</mo>
                      </mrow>
                      <mo stretchy="false">−</mo>
                      <mrow>
                        <mfrac>
                          <mn>5</mn>
                          <mn>8</mn>
                        </mfrac>
                      </mrow>
                    </mrow>
                    <msub>
                      <mi>log</mi>
                      <mn>2</mn>
                    </msub>
                    <mrow>
                      <mo stretchy="false">(</mo>
                      <mrow>
                        <mfrac>
                          <mn>5</mn>
                          <mn>8</mn>
                        </mfrac>
                      </mrow>
                      <mo stretchy="false">)</mo>
                    </mrow>
                  </mrow>
                  <mo stretchy="false">)</mo>
                </mrow>
              </mrow>
              <mo stretchy="false">=</mo>
              <mn>0.43</mn>
            </mrow>
          </mrow>
        </mtd>
      </mtr>
      <mtr>
        <mtd>
          <mrow>
            <mrow>
              <mrow>
                <mrow>
                  <mo stretchy="false">+</mo>
                  <mrow>
                    <mfrac>
                      <mn>8</mn>
                      <mn>24</mn>
                    </mfrac>
                  </mrow>
                </mrow>
                <mo stretchy="false">×</mo>
                <mrow>
                  <mo stretchy="false">(</mo>
                  <mrow>
                    <mrow>
                      <mo stretchy="false">−</mo>
                      <mrow>
                        <mfrac>
                          <mn>1</mn>
                          <mn>8</mn>
                        </mfrac>
                      </mrow>
                    </mrow>
                    <msub>
                      <mi>log</mi>
                      <mn>2</mn>
                    </msub>
                    <mrow>
                      <mrow>
                        <mo stretchy="false">(</mo>
                        <mrow>
                          <mfrac>
                            <mn>1</mn>
                            <mn>8</mn>
                          </mfrac>
                        </mrow>
                        <mo stretchy="false">)</mo>
                      </mrow>
                      <mo stretchy="false">−</mo>
                      <mrow>
                        <mfrac>
                          <mn>1</mn>
                          <mn>8</mn>
                        </mfrac>
                      </mrow>
                    </mrow>
                    <msub>
                      <mi>log</mi>
                      <mn>2</mn>
                    </msub>
                    <mrow>
                      <mrow>
                        <mo stretchy="false">(</mo>
                        <mrow>
                          <mfrac>
                            <mn>1</mn>
                            <mn>8</mn>
                          </mfrac>
                        </mrow>
                        <mo stretchy="false">)</mo>
                      </mrow>
                      <mo stretchy="false">−</mo>
                      <mrow>
                        <mfrac>
                          <mn>6</mn>
                          <mn>8</mn>
                        </mfrac>
                      </mrow>
                    </mrow>
                    <msub>
                      <mi>log</mi>
                      <mn>2</mn>
                    </msub>
                    <mrow>
                      <mo stretchy="false">(</mo>
                      <mrow>
                        <mfrac>
                          <mn>6</mn>
                          <mn>8</mn>
                        </mfrac>
                      </mrow>
                      <mo stretchy="false">)</mo>
                    </mrow>
                  </mrow>
                  <mo stretchy="false">)</mo>
                </mrow>
              </mrow>
              <mo stretchy="false">=</mo>
              <mn>0.35</mn>
            </mrow>
          </mrow>
        </mtd>
      </mtr>
      <mtr>
        <mtd>
          <mrow>
            <msub>
              <mi mathvariant="italic">Info</mi>
              <mi mathvariant="italic">age</mi>
            </msub>
            <mrow>
              <mrow>
                <mo stretchy="false">(</mo>
                <mrow>
                  <mi>D</mi>
                </mrow>
                <mo stretchy="false">)</mo>
              </mrow>
              <mo stretchy="false">=</mo>
              <mn>1.28</mn>
            </mrow>
            <mi mathvariant="italic">bits</mi>
          </mrow>
        </mtd>
      </mtr>
      <mtr>
        <mtd/>
      </mtr>
      <mtr>
        <mtd>
          <mrow>
            <mi mathvariant="italic">Gain</mi>
            <mrow>
              <mrow>
                <mrow>
                  <mo stretchy="false">(</mo>
                  <mrow>
                    <mi mathvariant="italic">age</mi>
                  </mrow>
                  <mo stretchy="false">)</mo>
                </mrow>
                <mo stretchy="false">=</mo>
                <mrow>
                  <mn>1.32</mn>
                  <mo stretchy="false">−</mo>
                  <mn>1.28</mn>
                </mrow>
              </mrow>
              <mo stretchy="false">=</mo>
              <mn>0.04</mn>
            </mrow>
            <mi mathvariant="italic">bits</mi>
          </mrow>
        </mtd>
      </mtr>
    </mtable>
    <annotation encoding="StarMath 5.0">Info_age(D) = 8 over 24 times(-{2 over 8} log_2(2 over 8) - {2 over 8}log_2(2 over 8) - {4 over 8}log_2(4 over 8)) = 0.5
newline
+ {8 over 24} times(-{1 over 8}log_2(1 over 8)-{2 over 8}log_2(2 over 8) - {5 over 8}log_2(5 over 8)) = 0.43
newline
+ {8 over 24} times(-{1 over 8}log_2(1 over 8)-{1 over 8}log_2(1 over 8) - {6 over 8}log_2(6 over 8)) = 0.35
newline
Info_age(D)= 1.28 bits
newline
newline
Gain(age) = 1.32 - 1.28 = 0.04 bits</annotation>
  </semantics>
</math>
</file>

<file path=Object 20/content.xml><?xml version="1.0" encoding="utf-8"?>
<math xmlns="http://www.w3.org/1998/Math/MathML">
  <semantics>
    <mrow>
      <mi mathvariant="italic">Gini</mi>
      <mrow>
        <mrow>
          <mo stretchy="false">(</mo>
          <mrow>
            <mi>D</mi>
          </mrow>
          <mo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bsup>
              <mi>p</mi>
              <mi>i</mi>
              <mn>2</mn>
            </msubsup>
          </mrow>
        </mrow>
      </mrow>
    </mrow>
    <annotation encoding="StarMath 5.0">Gini(D) = 1 - sum from i=1 to m p_i^2</annotation>
  </semantics>
</math>
</file>

<file path=Object 21/content.xml><?xml version="1.0" encoding="utf-8"?>
<math xmlns="http://www.w3.org/1998/Math/MathML">
  <semantics>
    <mrow>
      <msub>
        <mi mathvariant="italic">Gini</mi>
        <mi>A</mi>
      </msub>
      <mrow>
        <mrow>
          <mo stretchy="false">(</mo>
          <mrow>
            <mi>D</mi>
          </mrow>
          <mo stretchy="false">)</mo>
        </mrow>
        <mo stretchy="false">=</mo>
        <mfrac>
          <mrow>
            <mrow>
              <mo stretchy="false">∣</mo>
              <mrow>
                <msub>
                  <mi>D</mi>
                  <mn>1</mn>
                </msub>
              </mrow>
              <mo stretchy="false">∣</mo>
            </mrow>
          </mrow>
          <mrow>
            <mrow>
              <mo stretchy="false">∣</mo>
              <mrow>
                <mi>D</mi>
              </mrow>
              <mo stretchy="false">∣</mo>
            </mrow>
          </mrow>
        </mfrac>
      </mrow>
      <mi mathvariant="italic">Gini</mi>
      <mrow>
        <mrow>
          <mo stretchy="false">(</mo>
          <mrow>
            <msub>
              <mi>D</mi>
              <mn>1</mn>
            </msub>
          </mrow>
          <mo stretchy="false">)</mo>
        </mrow>
        <mo stretchy="false">+</mo>
        <mfrac>
          <mrow>
            <mrow>
              <mo stretchy="false">∣</mo>
              <mrow>
                <msub>
                  <mi>D</mi>
                  <mn>2</mn>
                </msub>
              </mrow>
              <mo stretchy="false">∣</mo>
            </mrow>
          </mrow>
          <mrow>
            <mrow>
              <mo stretchy="false">∣</mo>
              <mrow>
                <mi>D</mi>
              </mrow>
              <mo stretchy="false">∣</mo>
            </mrow>
          </mrow>
        </mfrac>
      </mrow>
      <mi mathvariant="italic">Gini</mi>
      <mrow>
        <mo stretchy="false">(</mo>
        <mrow>
          <msub>
            <mi>D</mi>
            <mn>2</mn>
          </msub>
        </mrow>
        <mo stretchy="false">)</mo>
      </mrow>
    </mrow>
    <annotation encoding="StarMath 5.0">Gini_A(D) = {lline D_1 rline} over {lline D rline}Gini(D_1) + {lline D_2 rline} over {lline D rline}Gini(D_2)</annotation>
  </semantics>
</math>
</file>

<file path=Object 22/content.xml><?xml version="1.0" encoding="utf-8"?>
<math xmlns="http://www.w3.org/1998/Math/MathML">
  <semantics>
    <mrow>
      <mo stretchy="false">Δ</mo>
      <mi mathvariant="italic">Gini</mi>
      <mrow>
        <mrow>
          <mo stretchy="false">(</mo>
          <mrow>
            <mi>A</mi>
          </mrow>
          <mo stretchy="false">)</mo>
        </mrow>
        <mo stretchy="false">=</mo>
        <mi mathvariant="italic">Gini</mi>
      </mrow>
      <mrow>
        <mrow>
          <mo stretchy="false">(</mo>
          <mrow>
            <mi>D</mi>
          </mrow>
          <mo stretchy="false">)</mo>
        </mrow>
        <mo stretchy="false">−</mo>
        <msub>
          <mi mathvariant="italic">Gini</mi>
          <mi>A</mi>
        </msub>
      </mrow>
      <mrow>
        <mo stretchy="false">(</mo>
        <mrow>
          <mi>D</mi>
        </mrow>
        <mo stretchy="false">)</mo>
      </mrow>
    </mrow>
    <annotation encoding="StarMath 5.0">%DELTA Gini(A) = Gini(D) - Gini_A(D)</annotation>
  </semantics>
</math>
</file>

<file path=Object 3/content.xml><?xml version="1.0" encoding="utf-8"?>
<math xmlns="http://www.w3.org/1998/Math/MathML">
  <semantics>
    <mtable>
      <mtr>
        <mtd>
          <mrow>
            <msub>
              <mi mathvariant="italic">Info</mi>
              <mi mathvariant="italic">specRx</mi>
            </msub>
            <mrow>
              <mrow>
                <mrow>
                  <mo stretchy="false">(</mo>
                  <mrow>
                    <mi>D</mi>
                  </mrow>
                  <mo stretchy="false">)</mo>
                </mrow>
                <mo stretchy="false">=</mo>
                <mrow>
                  <mfrac>
                    <mn>12</mn>
                    <mn>24</mn>
                  </mfrac>
                  <mo stretchy="false">×</mo>
                  <mrow>
                    <mo stretchy="false">(</mo>
                    <mrow>
                      <mrow>
                        <mo stretchy="false">−</mo>
                        <mrow>
                          <mfrac>
                            <mn>3</mn>
                            <mn>12</mn>
                          </mfrac>
                        </mrow>
                      </mrow>
                      <msub>
                        <mi>log</mi>
                        <mn>2</mn>
                      </msub>
                      <mrow>
                        <mrow>
                          <mo stretchy="false">(</mo>
                          <mrow>
                            <mfrac>
                              <mn>3</mn>
                              <mn>12</mn>
                            </mfrac>
                          </mrow>
                          <mo stretchy="false">)</mo>
                        </mrow>
                        <mo stretchy="false">−</mo>
                        <mrow>
                          <mfrac>
                            <mn>2</mn>
                            <mn>12</mn>
                          </mfrac>
                        </mrow>
                      </mrow>
                      <msub>
                        <mi>log</mi>
                        <mn>2</mn>
                      </msub>
                      <mrow>
                        <mrow>
                          <mo stretchy="false">(</mo>
                          <mrow>
                            <mfrac>
                              <mn>2</mn>
                              <mn>12</mn>
                            </mfrac>
                          </mrow>
                          <mo stretchy="false">)</mo>
                        </mrow>
                        <mo stretchy="false">−</mo>
                        <mrow>
                          <mfrac>
                            <mn>7</mn>
                            <mn>12</mn>
                          </mfrac>
                        </mrow>
                      </mrow>
                      <msub>
                        <mi>log</mi>
                        <mn>2</mn>
                      </msub>
                      <mrow>
                        <mo stretchy="false">(</mo>
                        <mrow>
                          <mfrac>
                            <mn>7</mn>
                            <mn>12</mn>
                          </mfrac>
                        </mrow>
                        <mo stretchy="false">)</mo>
                      </mrow>
                    </mrow>
                    <mo stretchy="false">)</mo>
                  </mrow>
                </mrow>
              </mrow>
              <mo stretchy="false">=</mo>
              <mn>0.69</mn>
            </mrow>
          </mrow>
        </mtd>
      </mtr>
      <mtr>
        <mtd>
          <mrow>
            <mrow>
              <mrow>
                <mrow>
                  <mo stretchy="false">+</mo>
                  <mrow>
                    <mfrac>
                      <mn>12</mn>
                      <mn>24</mn>
                    </mfrac>
                  </mrow>
                </mrow>
                <mo stretchy="false">×</mo>
                <mrow>
                  <mo stretchy="false">(</mo>
                  <mrow>
                    <mrow>
                      <mo stretchy="false">−</mo>
                      <mrow>
                        <mfrac>
                          <mn>1</mn>
                          <mn>12</mn>
                        </mfrac>
                      </mrow>
                    </mrow>
                    <msub>
                      <mi>log</mi>
                      <mn>2</mn>
                    </msub>
                    <mrow>
                      <mrow>
                        <mo stretchy="false">(</mo>
                        <mrow>
                          <mfrac>
                            <mn>1</mn>
                            <mn>12</mn>
                          </mfrac>
                        </mrow>
                        <mo stretchy="false">)</mo>
                      </mrow>
                      <mo stretchy="false">−</mo>
                      <mrow>
                        <mfrac>
                          <mn>3</mn>
                          <mn>12</mn>
                        </mfrac>
                      </mrow>
                    </mrow>
                    <msub>
                      <mi>log</mi>
                      <mn>2</mn>
                    </msub>
                    <mrow>
                      <mrow>
                        <mo stretchy="false">(</mo>
                        <mrow>
                          <mfrac>
                            <mn>3</mn>
                            <mn>12</mn>
                          </mfrac>
                        </mrow>
                        <mo stretchy="false">)</mo>
                      </mrow>
                      <mo stretchy="false">−</mo>
                      <mrow>
                        <mfrac>
                          <mn>8</mn>
                          <mn>12</mn>
                        </mfrac>
                      </mrow>
                    </mrow>
                    <msub>
                      <mi>log</mi>
                      <mn>2</mn>
                    </msub>
                    <mrow>
                      <mo stretchy="false">(</mo>
                      <mrow>
                        <mfrac>
                          <mn>8</mn>
                          <mn>12</mn>
                        </mfrac>
                      </mrow>
                      <mo stretchy="false">)</mo>
                    </mrow>
                  </mrow>
                  <mo stretchy="false">)</mo>
                </mrow>
              </mrow>
              <mo stretchy="false">=</mo>
              <mn>0.59</mn>
            </mrow>
          </mrow>
        </mtd>
      </mtr>
      <mtr>
        <mtd>
          <mrow>
            <msub>
              <mi mathvariant="italic">Info</mi>
              <mi mathvariant="italic">age</mi>
            </msub>
            <mrow>
              <mrow>
                <mo stretchy="false">(</mo>
                <mrow>
                  <mi>D</mi>
                </mrow>
                <mo stretchy="false">)</mo>
              </mrow>
              <mo stretchy="false">=</mo>
              <mn>1.28</mn>
            </mrow>
            <mi mathvariant="italic">bits</mi>
          </mrow>
        </mtd>
      </mtr>
      <mtr>
        <mtd/>
      </mtr>
      <mtr>
        <mtd>
          <mrow>
            <mi mathvariant="italic">Gain</mi>
            <mrow>
              <mrow>
                <mrow>
                  <mo stretchy="false">(</mo>
                  <mrow>
                    <mi mathvariant="italic">specRx</mi>
                  </mrow>
                  <mo stretchy="false">)</mo>
                </mrow>
                <mo stretchy="false">=</mo>
                <mrow>
                  <mn>1.32</mn>
                  <mo stretchy="false">−</mo>
                  <mn>1.28</mn>
                </mrow>
              </mrow>
              <mo stretchy="false">=</mo>
              <mn>0.04</mn>
            </mrow>
            <mi mathvariant="italic">bits</mi>
          </mrow>
        </mtd>
      </mtr>
    </mtable>
    <annotation encoding="StarMath 5.0">Info_specRx(D) = 12 over 24 times(-{3 over 12} log_2(3 over 12) - {2 over 12}log_2(2 over 12) - {7 over 12}log_2(7 over 12)) = 0.69
newline
+ {12 over 24} times(-{1 over 12}log_2(1 over 12)-{3 over 12}log_2(3 over 12) - {8 over 12}log_2(8 over 12)) = 0.59
newline
Info_age(D)= 1.28 bits
newline 
newline
Gain(specRx) = 1.32 - 1.28 = 0.04 bits</annotation>
  </semantics>
</math>
</file>

<file path=Object 4/content.xml><?xml version="1.0" encoding="utf-8"?>
<math xmlns="http://www.w3.org/1998/Math/MathML">
  <semantics>
    <mtable>
      <mtr>
        <mtd>
          <mrow>
            <msub>
              <mi mathvariant="italic">Info</mi>
              <mi mathvariant="italic">asig</mi>
            </msub>
            <mrow>
              <mrow>
                <mrow>
                  <mo stretchy="false">(</mo>
                  <mrow>
                    <mi>D</mi>
                  </mrow>
                  <mo stretchy="false">)</mo>
                </mrow>
                <mo stretchy="false">=</mo>
                <mrow>
                  <mfrac>
                    <mn>12</mn>
                    <mn>24</mn>
                  </mfrac>
                  <mo stretchy="false">×</mo>
                  <mrow>
                    <mo stretchy="false">(</mo>
                    <mrow>
                      <mrow>
                        <mo stretchy="false">−</mo>
                        <mrow>
                          <mfrac>
                            <mn>5</mn>
                            <mn>12</mn>
                          </mfrac>
                        </mrow>
                      </mrow>
                      <msub>
                        <mi>log</mi>
                        <mn>2</mn>
                      </msub>
                      <mrow>
                        <mrow>
                          <mo stretchy="false">(</mo>
                          <mrow>
                            <mfrac>
                              <mn>5</mn>
                              <mn>12</mn>
                            </mfrac>
                          </mrow>
                          <mo stretchy="false">)</mo>
                        </mrow>
                        <mo stretchy="false">−</mo>
                        <mrow>
                          <mfrac>
                            <mn>7</mn>
                            <mn>12</mn>
                          </mfrac>
                        </mrow>
                      </mrow>
                      <msub>
                        <mi>log</mi>
                        <mn>2</mn>
                      </msub>
                      <mrow>
                        <mo stretchy="false">(</mo>
                        <mrow>
                          <mfrac>
                            <mn>7</mn>
                            <mn>12</mn>
                          </mfrac>
                        </mrow>
                        <mo stretchy="false">)</mo>
                      </mrow>
                    </mrow>
                    <mo stretchy="false">)</mo>
                  </mrow>
                </mrow>
              </mrow>
              <mo stretchy="false">=</mo>
              <mn>0.48</mn>
            </mrow>
          </mrow>
        </mtd>
      </mtr>
      <mtr>
        <mtd>
          <mrow>
            <mrow>
              <mrow>
                <mrow>
                  <mo stretchy="false">+</mo>
                  <mrow>
                    <mfrac>
                      <mn>12</mn>
                      <mn>24</mn>
                    </mfrac>
                  </mrow>
                </mrow>
                <mo stretchy="false">×</mo>
                <mrow>
                  <mo stretchy="false">(</mo>
                  <mrow>
                    <mrow>
                      <mo stretchy="false">−</mo>
                      <mrow>
                        <mfrac>
                          <mn>4</mn>
                          <mn>12</mn>
                        </mfrac>
                      </mrow>
                    </mrow>
                    <msub>
                      <mi>log</mi>
                      <mn>2</mn>
                    </msub>
                    <mrow>
                      <mrow>
                        <mo stretchy="false">(</mo>
                        <mrow>
                          <mfrac>
                            <mn>4</mn>
                            <mn>12</mn>
                          </mfrac>
                        </mrow>
                        <mo stretchy="false">)</mo>
                      </mrow>
                      <mo stretchy="false">−</mo>
                      <mrow>
                        <mfrac>
                          <mn>8</mn>
                          <mn>12</mn>
                        </mfrac>
                      </mrow>
                    </mrow>
                    <msub>
                      <mi>log</mi>
                      <mn>2</mn>
                    </msub>
                    <mrow>
                      <mo stretchy="false">(</mo>
                      <mrow>
                        <mfrac>
                          <mn>8</mn>
                          <mn>12</mn>
                        </mfrac>
                      </mrow>
                      <mo stretchy="false">)</mo>
                    </mrow>
                  </mrow>
                  <mo stretchy="false">)</mo>
                </mrow>
              </mrow>
              <mo stretchy="false">=</mo>
              <mn>0.45</mn>
            </mrow>
          </mrow>
        </mtd>
      </mtr>
      <mtr>
        <mtd>
          <mrow>
            <msub>
              <mi mathvariant="italic">Info</mi>
              <mi mathvariant="italic">age</mi>
            </msub>
            <mrow>
              <mrow>
                <mo stretchy="false">(</mo>
                <mrow>
                  <mi>D</mi>
                </mrow>
                <mo stretchy="false">)</mo>
              </mrow>
              <mo stretchy="false">=</mo>
              <mn>0.93</mn>
            </mrow>
            <mi mathvariant="italic">bits</mi>
          </mrow>
        </mtd>
      </mtr>
      <mtr>
        <mtd/>
      </mtr>
      <mtr>
        <mtd>
          <mrow>
            <mi mathvariant="italic">Gain</mi>
            <mrow>
              <mrow>
                <mrow>
                  <mo stretchy="false">(</mo>
                  <mrow>
                    <mi mathvariant="italic">asig</mi>
                  </mrow>
                  <mo stretchy="false">)</mo>
                </mrow>
                <mo stretchy="false">=</mo>
                <mrow>
                  <mn>1.32</mn>
                  <mo stretchy="false">−</mo>
                  <mn>0.93</mn>
                </mrow>
              </mrow>
              <mo stretchy="false">=</mo>
              <mn>0.39</mn>
            </mrow>
            <mi mathvariant="italic">bits</mi>
          </mrow>
        </mtd>
      </mtr>
    </mtable>
    <annotation encoding="StarMath 5.0">Info_asig(D) = 12 over 24 times( - {5 over 12}log_2(5 over 12) - {7 over 12}log_2(7 over 12)) = 0.48
newline
+ {12 over 24} times(-{4 over 12}log_2(4 over 12) - {8 over 12}log_2(8 over 12)) = 0.45
newline
Info_age(D)= 0.93 bits
newline
newline
Gain(asig)= 1.32 - 0.93 = 0.39 bits</annotation>
  </semantics>
</math>
</file>

<file path=Object 5/content.xml><?xml version="1.0" encoding="utf-8"?>
<math xmlns="http://www.w3.org/1998/Math/MathML">
  <semantics>
    <mtable>
      <mtr>
        <mtd>
          <mrow>
            <msub>
              <mi mathvariant="italic">Info</mi>
              <mi mathvariant="italic">tears</mi>
            </msub>
            <mrow>
              <mrow>
                <mrow>
                  <mo stretchy="false">(</mo>
                  <mrow>
                    <mi>D</mi>
                  </mrow>
                  <mo stretchy="false">)</mo>
                </mrow>
                <mo stretchy="false">=</mo>
                <mrow>
                  <mfrac>
                    <mn>12</mn>
                    <mn>24</mn>
                  </mfrac>
                  <mo stretchy="false">×</mo>
                  <mrow>
                    <mo stretchy="false">(</mo>
                    <mrow>
                      <mrow>
                        <mo stretchy="false">−</mo>
                        <mrow>
                          <mn>1</mn>
                        </mrow>
                      </mrow>
                      <msub>
                        <mi>log</mi>
                        <mn>2</mn>
                      </msub>
                      <mrow>
                        <mo stretchy="false">(</mo>
                        <mrow>
                          <mn>1</mn>
                        </mrow>
                        <mo stretchy="false">)</mo>
                      </mrow>
                    </mrow>
                    <mo stretchy="false">)</mo>
                  </mrow>
                </mrow>
              </mrow>
              <mo stretchy="false">=</mo>
              <mn>0</mn>
            </mrow>
          </mrow>
        </mtd>
      </mtr>
      <mtr>
        <mtd>
          <mrow>
            <mrow>
              <mrow>
                <mrow>
                  <mo stretchy="false">+</mo>
                  <mrow>
                    <mfrac>
                      <mn>12</mn>
                      <mn>24</mn>
                    </mfrac>
                  </mrow>
                </mrow>
                <mo stretchy="false">×</mo>
                <mrow>
                  <mo stretchy="false">(</mo>
                  <mrow>
                    <mrow>
                      <mo stretchy="false">−</mo>
                      <mrow>
                        <mfrac>
                          <mn>4</mn>
                          <mn>12</mn>
                        </mfrac>
                      </mrow>
                    </mrow>
                    <msub>
                      <mi>log</mi>
                      <mn>2</mn>
                    </msub>
                    <mrow>
                      <mrow>
                        <mo stretchy="false">(</mo>
                        <mrow>
                          <mfrac>
                            <mn>4</mn>
                            <mn>12</mn>
                          </mfrac>
                        </mrow>
                        <mo stretchy="false">)</mo>
                      </mrow>
                      <mo stretchy="false">−</mo>
                      <mrow>
                        <mfrac>
                          <mn>5</mn>
                          <mn>12</mn>
                        </mfrac>
                      </mrow>
                    </mrow>
                    <msub>
                      <mi>log</mi>
                      <mn>2</mn>
                    </msub>
                    <mrow>
                      <mrow>
                        <mo stretchy="false">(</mo>
                        <mrow>
                          <mfrac>
                            <mn>5</mn>
                            <mn>12</mn>
                          </mfrac>
                        </mrow>
                        <mo stretchy="false">)</mo>
                      </mrow>
                      <mo stretchy="false">−</mo>
                      <mrow>
                        <mfrac>
                          <mn>3</mn>
                          <mn>12</mn>
                        </mfrac>
                      </mrow>
                    </mrow>
                    <msub>
                      <mi>log</mi>
                      <mn>2</mn>
                    </msub>
                    <mrow>
                      <mo stretchy="false">(</mo>
                      <mrow>
                        <mfrac>
                          <mn>3</mn>
                          <mn>12</mn>
                        </mfrac>
                      </mrow>
                      <mo stretchy="false">)</mo>
                    </mrow>
                  </mrow>
                  <mo stretchy="false">)</mo>
                </mrow>
              </mrow>
              <mo stretchy="false">=</mo>
              <mn>0.77</mn>
            </mrow>
          </mrow>
        </mtd>
      </mtr>
      <mtr>
        <mtd>
          <mrow>
            <msub>
              <mi mathvariant="italic">Info</mi>
              <mi mathvariant="italic">tears</mi>
            </msub>
            <mrow>
              <mrow>
                <mo stretchy="false">(</mo>
                <mrow>
                  <mi>D</mi>
                </mrow>
                <mo stretchy="false">)</mo>
              </mrow>
              <mo stretchy="false">=</mo>
              <mn>0.77</mn>
            </mrow>
            <mi mathvariant="italic">bits</mi>
          </mrow>
        </mtd>
      </mtr>
      <mtr>
        <mtd/>
      </mtr>
      <mtr>
        <mtd>
          <mrow>
            <mi mathvariant="italic">Gain</mi>
            <mrow>
              <mrow>
                <mrow>
                  <mo stretchy="false">(</mo>
                  <mrow>
                    <mi mathvariant="italic">tears</mi>
                  </mrow>
                  <mo stretchy="false">)</mo>
                </mrow>
                <mo stretchy="false">=</mo>
                <mrow>
                  <mn>1.32</mn>
                  <mo stretchy="false">−</mo>
                  <mn>0.77</mn>
                </mrow>
              </mrow>
              <mo stretchy="false">=</mo>
              <mn>0.55</mn>
            </mrow>
            <mi mathvariant="italic">bits</mi>
          </mrow>
        </mtd>
      </mtr>
    </mtable>
    <annotation encoding="StarMath 5.0">Info_tears(D) = 12 over 24 times(-{1} log_2(1)) = 0
newline
+{12 over 24} times(-{4 over 12}log_2(4 over 12) - {5 over 12}log_2(5 over 12) - {3 over 12}log_2(3 over 12)) = 0.77
newline
Info_tears(D) = 0.77 bits
newline
newline
Gain(tears) = 1.32 - 0.77 = 0.55 bits</annotation>
  </semantics>
</math>
</file>

<file path=Object 6/content.xml><?xml version="1.0" encoding="utf-8"?>
<math xmlns="http://www.w3.org/1998/Math/MathML">
  <semantics>
    <mtable>
      <mtr>
        <mtd>
          <mrow>
            <msub>
              <mi mathvariant="italic">SplitInfo</mi>
              <mi mathvariant="italic">age</mi>
            </msub>
            <mrow>
              <mrow>
                <mo stretchy="false">(</mo>
                <mrow>
                  <mi>D</mi>
                </mrow>
                <mo stretchy="false">)</mo>
              </mrow>
              <mo stretchy="false">=</mo>
              <mrow>
                <mfrac>
                  <mn>8</mn>
                  <mn>24</mn>
                </mfrac>
                <mo stretchy="false">×</mo>
                <msub>
                  <mi>log</mi>
                  <mn>2</mn>
                </msub>
              </mrow>
            </mrow>
            <mrow>
              <mo stretchy="false">(</mo>
              <mrow>
                <mfrac>
                  <mn>8</mn>
                  <mn>24</mn>
                </mfrac>
              </mrow>
              <mo stretchy="false">)</mo>
            </mrow>
          </mrow>
        </mtd>
      </mtr>
      <mtr>
        <mtd>
          <mrow>
            <mrow>
              <mo stretchy="false">+</mo>
              <mrow>
                <mrow>
                  <mfrac>
                    <mn>8</mn>
                    <mn>24</mn>
                  </mfrac>
                  <mo stretchy="false">×</mo>
                  <msub>
                    <mi>log</mi>
                    <mn>2</mn>
                  </msub>
                </mrow>
                <mrow>
                  <mo stretchy="false">(</mo>
                  <mrow>
                    <mfrac>
                      <mn>8</mn>
                      <mn>24</mn>
                    </mfrac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o stretchy="false">+</mo>
                <mrow>
                  <mrow>
                    <mfrac>
                      <mn>8</mn>
                      <mn>24</mn>
                    </mfrac>
                    <mo stretchy="false">×</mo>
                    <msub>
                      <mi>log</mi>
                      <mn>2</mn>
                    </msub>
                  </mrow>
                  <mrow>
                    <mo stretchy="false">(</mo>
                    <mrow>
                      <mfrac>
                        <mn>8</mn>
                        <mn>24</mn>
                      </mfrac>
                    </mrow>
                    <mo stretchy="false">)</mo>
                  </mrow>
                </mrow>
              </mrow>
              <mo stretchy="false">=</mo>
              <mn>1.58</mn>
            </mrow>
          </mrow>
        </mtd>
      </mtr>
      <mtr>
        <mtd/>
      </mtr>
      <mtr>
        <mtd>
          <mrow>
            <mi mathvariant="italic">GainRatio</mi>
            <mrow>
              <mrow>
                <mrow>
                  <mo stretchy="false">(</mo>
                  <mrow>
                    <mi mathvariant="italic">age</mi>
                  </mrow>
                  <mo stretchy="false">)</mo>
                </mrow>
                <mo stretchy="false">=</mo>
                <mfrac>
                  <mn>0.04</mn>
                  <mn>1.58</mn>
                </mfrac>
              </mrow>
              <mo stretchy="false">=</mo>
              <mn>0.025</mn>
            </mrow>
          </mrow>
        </mtd>
      </mtr>
    </mtable>
    <annotation encoding="StarMath 5.0">SplitInfo_age(D) = 8 over 24 times log_2(8 over 24)
newline
+ {8 over 24 times log_2(8 over 24)}
newline 
+{8 over 24 times log_2(8 over 24)} = 1.58
newline newline
GainRatio(age) = 0.04 over 1.58 = 0.025 </annotation>
  </semantics>
</math>
</file>

<file path=Object 7/content.xml><?xml version="1.0" encoding="utf-8"?>
<math xmlns="http://www.w3.org/1998/Math/MathML">
  <semantics>
    <mtable>
      <mtr>
        <mtd>
          <mrow>
            <msub>
              <mi mathvariant="italic">SplitInfo</mi>
              <mi mathvariant="italic">specRx</mi>
            </msub>
            <mrow>
              <mrow>
                <mo stretchy="false">(</mo>
                <mrow>
                  <mi>D</mi>
                </mrow>
                <mo stretchy="false">)</mo>
              </mrow>
              <mo stretchy="false">=</mo>
              <mrow>
                <mfrac>
                  <mn>12</mn>
                  <mn>24</mn>
                </mfrac>
                <mo stretchy="false">×</mo>
                <msub>
                  <mi>log</mi>
                  <mn>2</mn>
                </msub>
              </mrow>
            </mrow>
            <mrow>
              <mo stretchy="false">(</mo>
              <mrow>
                <mfrac>
                  <mn>12</mn>
                  <mn>24</mn>
                </mfrac>
              </mrow>
              <mo stretchy="false">)</mo>
            </mrow>
          </mrow>
        </mtd>
      </mtr>
      <mtr>
        <mtd>
          <mrow>
            <mrow>
              <mrow>
                <mo stretchy="false">+</mo>
                <mrow>
                  <mrow>
                    <mfrac>
                      <mn>12</mn>
                      <mn>24</mn>
                    </mfrac>
                    <mo stretchy="false">×</mo>
                    <msub>
                      <mi>log</mi>
                      <mn>2</mn>
                    </msub>
                  </mrow>
                  <mrow>
                    <mo stretchy="false">(</mo>
                    <mrow>
                      <mfrac>
                        <mn>12</mn>
                        <mn>24</mn>
                      </mfrac>
                    </mrow>
                    <mo stretchy="false">)</mo>
                  </mrow>
                </mrow>
              </mrow>
              <mo stretchy="false">=</mo>
              <mn>1.5</mn>
            </mrow>
          </mrow>
        </mtd>
      </mtr>
      <mtr>
        <mtd/>
      </mtr>
      <mtr>
        <mtd>
          <mrow>
            <mi mathvariant="italic">GainRatio</mi>
            <mrow>
              <mrow>
                <mrow>
                  <mo stretchy="false">(</mo>
                  <mrow>
                    <mi mathvariant="italic">specRx</mi>
                  </mrow>
                  <mo stretchy="false">)</mo>
                </mrow>
                <mo stretchy="false">=</mo>
                <mfrac>
                  <mn>0.04</mn>
                  <mn>1.5</mn>
                </mfrac>
              </mrow>
              <mo stretchy="false">=</mo>
              <mn>0.0026</mn>
            </mrow>
          </mrow>
        </mtd>
      </mtr>
    </mtable>
    <annotation encoding="StarMath 5.0">SplitInfo_specRx(D) = 12 over 24 times log_2(12 over 24)
newline
+ {12 over 24 times log_2(12 over 24)} = 1.5
newline newline
GainRatio(specRx) = 0.04 over 1.5 = 0.0026</annotation>
  </semantics>
</math>
</file>

<file path=Object 8/content.xml><?xml version="1.0" encoding="utf-8"?>
<math xmlns="http://www.w3.org/1998/Math/MathML">
  <semantics>
    <mtable>
      <mtr>
        <mtd>
          <mrow>
            <msub>
              <mi mathvariant="italic">SplitInfo</mi>
              <mi mathvariant="italic">astig</mi>
            </msub>
            <mrow>
              <mrow>
                <mo stretchy="false">(</mo>
                <mrow>
                  <mi>D</mi>
                </mrow>
                <mo stretchy="false">)</mo>
              </mrow>
              <mo stretchy="false">=</mo>
              <mrow>
                <mfrac>
                  <mn>12</mn>
                  <mn>24</mn>
                </mfrac>
                <mo stretchy="false">×</mo>
                <msub>
                  <mi>log</mi>
                  <mn>2</mn>
                </msub>
              </mrow>
            </mrow>
            <mrow>
              <mo stretchy="false">(</mo>
              <mrow>
                <mfrac>
                  <mn>12</mn>
                  <mn>24</mn>
                </mfrac>
              </mrow>
              <mo stretchy="false">)</mo>
            </mrow>
          </mrow>
        </mtd>
      </mtr>
      <mtr>
        <mtd>
          <mrow>
            <mrow>
              <mrow>
                <mo stretchy="false">+</mo>
                <mrow>
                  <mrow>
                    <mfrac>
                      <mn>12</mn>
                      <mn>24</mn>
                    </mfrac>
                    <mo stretchy="false">×</mo>
                    <msub>
                      <mi>log</mi>
                      <mn>2</mn>
                    </msub>
                  </mrow>
                  <mrow>
                    <mo stretchy="false">(</mo>
                    <mrow>
                      <mfrac>
                        <mn>12</mn>
                        <mn>24</mn>
                      </mfrac>
                    </mrow>
                    <mo stretchy="false">)</mo>
                  </mrow>
                </mrow>
              </mrow>
              <mo stretchy="false">=</mo>
              <mn>1.5</mn>
            </mrow>
          </mrow>
        </mtd>
      </mtr>
      <mtr>
        <mtd/>
      </mtr>
      <mtr>
        <mtd>
          <mrow>
            <mi mathvariant="italic">GainRatio</mi>
            <mrow>
              <mrow>
                <mrow>
                  <mo stretchy="false">(</mo>
                  <mrow>
                    <mi mathvariant="italic">astig</mi>
                  </mrow>
                  <mo stretchy="false">)</mo>
                </mrow>
                <mo stretchy="false">=</mo>
                <mfrac>
                  <mn>0.39</mn>
                  <mn>1.5</mn>
                </mfrac>
              </mrow>
              <mo stretchy="false">=</mo>
              <mn>0.26</mn>
            </mrow>
          </mrow>
        </mtd>
      </mtr>
    </mtable>
    <annotation encoding="StarMath 5.0">SplitInfo_astig(D) = 12 over 24 times log_2(12 over 24)
newline
+ {12 over 24 times log_2(12 over 24)} = 1.5
newline newline
GainRatio(astig) = 0.39 over 1.5 = 0.26</annotation>
  </semantics>
</math>
</file>

<file path=Object 9/content.xml><?xml version="1.0" encoding="utf-8"?>
<math xmlns="http://www.w3.org/1998/Math/MathML">
  <semantics>
    <mtable>
      <mtr>
        <mtd>
          <mrow>
            <msub>
              <mi mathvariant="italic">SplitInfo</mi>
              <mi mathvariant="italic">tears</mi>
            </msub>
            <mrow>
              <mrow>
                <mo stretchy="false">(</mo>
                <mrow>
                  <mi>D</mi>
                </mrow>
                <mo stretchy="false">)</mo>
              </mrow>
              <mo stretchy="false">=</mo>
              <mrow>
                <mfrac>
                  <mn>12</mn>
                  <mn>24</mn>
                </mfrac>
                <mo stretchy="false">×</mo>
                <msub>
                  <mi>log</mi>
                  <mn>2</mn>
                </msub>
              </mrow>
            </mrow>
            <mrow>
              <mo stretchy="false">(</mo>
              <mrow>
                <mfrac>
                  <mn>12</mn>
                  <mn>24</mn>
                </mfrac>
              </mrow>
              <mo stretchy="false">)</mo>
            </mrow>
          </mrow>
        </mtd>
      </mtr>
      <mtr>
        <mtd>
          <mrow>
            <mrow>
              <mrow>
                <mo stretchy="false">+</mo>
                <mrow>
                  <mrow>
                    <mfrac>
                      <mn>12</mn>
                      <mn>24</mn>
                    </mfrac>
                    <mo stretchy="false">×</mo>
                    <msub>
                      <mi>log</mi>
                      <mn>2</mn>
                    </msub>
                  </mrow>
                  <mrow>
                    <mo stretchy="false">(</mo>
                    <mrow>
                      <mfrac>
                        <mn>12</mn>
                        <mn>24</mn>
                      </mfrac>
                    </mrow>
                    <mo stretchy="false">)</mo>
                  </mrow>
                </mrow>
              </mrow>
              <mo stretchy="false">=</mo>
              <mn>1.5</mn>
            </mrow>
          </mrow>
        </mtd>
      </mtr>
      <mtr>
        <mtd/>
      </mtr>
      <mtr>
        <mtd>
          <mrow>
            <mi mathvariant="italic">GainRatio</mi>
            <mrow>
              <mrow>
                <mrow>
                  <mo stretchy="false">(</mo>
                  <mrow>
                    <mi mathvariant="italic">tears</mi>
                  </mrow>
                  <mo stretchy="false">)</mo>
                </mrow>
                <mo stretchy="false">=</mo>
                <mfrac>
                  <mn>0.55</mn>
                  <mn>1.5</mn>
                </mfrac>
              </mrow>
              <mo stretchy="false">=</mo>
              <mn>0.36</mn>
            </mrow>
          </mrow>
        </mtd>
      </mtr>
    </mtable>
    <annotation encoding="StarMath 5.0">SplitInfo_tears(D) = 12 over 24 times log_2(12 over 24)
newline
+ {12 over 24 times log_2(12 over 24)} = 1.5
newline newline
GainRatio(tears) = 0.55 over 1.5 = 0.36</annotation>
  </semantics>
</math>
</file>